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B0000017581A81D148A65624D.png" manifest:media-type="image/png"/>
  <manifest:file-entry manifest:full-path="Pictures/10000201000009C2000004B3F852921A12B3730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6575f" officeooo:paragraph-rsid="0006575f"/>
    </style:style>
    <style:style style:name="P2" style:family="paragraph" style:parent-style-name="Standard">
      <style:text-properties fo:font-weight="bold" officeooo:rsid="0006575f" officeooo:paragraph-rsid="0006575f" style:font-weight-asian="bold" style:font-weight-complex="bold"/>
    </style:style>
    <style:style style:name="P3" style:family="paragraph" style:parent-style-name="Standard">
      <style:text-properties fo:font-weight="bold" officeooo:rsid="000acf87" officeooo:paragraph-rsid="000acf87" style:font-weight-asian="bold" style:font-weight-complex="bold"/>
    </style:style>
    <style:style style:name="P4" style:family="paragraph" style:parent-style-name="Standard">
      <style:text-properties fo:font-weight="bold" officeooo:rsid="000f4c02" officeooo:paragraph-rsid="000f4c02" style:font-weight-asian="bold" style:font-weight-complex="bold"/>
    </style:style>
    <style:style style:name="P5" style:family="paragraph" style:parent-style-name="Standard">
      <style:text-properties fo:font-weight="bold" officeooo:rsid="0017e496" officeooo:paragraph-rsid="0017e496" style:font-weight-asian="bold" style:font-weight-complex="bold"/>
    </style:style>
    <style:style style:name="P6" style:family="paragraph" style:parent-style-name="Standard">
      <style:text-properties fo:font-weight="bold" officeooo:rsid="0017e496" officeooo:paragraph-rsid="00280eb4" style:font-weight-asian="bold" style:font-weight-complex="bold"/>
    </style:style>
    <style:style style:name="P7" style:family="paragraph" style:parent-style-name="Standard">
      <style:text-properties fo:font-weight="bold" officeooo:rsid="0017e496" officeooo:paragraph-rsid="00297629" style:font-weight-asian="bold" style:font-weight-complex="bold"/>
    </style:style>
    <style:style style:name="P8" style:family="paragraph" style:parent-style-name="Standard">
      <style:text-properties fo:font-weight="bold" officeooo:rsid="002224a9" officeooo:paragraph-rsid="002224a9" style:font-weight-asian="bold" style:font-weight-complex="bold"/>
    </style:style>
    <style:style style:name="P9" style:family="paragraph" style:parent-style-name="Standard">
      <style:text-properties fo:font-weight="bold" officeooo:rsid="00270d0c" officeooo:paragraph-rsid="00270d0c" style:font-weight-asian="bold" style:font-weight-complex="bold"/>
    </style:style>
    <style:style style:name="P10" style:family="paragraph" style:parent-style-name="Standard">
      <style:text-properties fo:font-weight="bold" officeooo:rsid="00270d0c" officeooo:paragraph-rsid="00273128" style:font-weight-asian="bold" style:font-weight-complex="bold"/>
    </style:style>
    <style:style style:name="P11" style:family="paragraph" style:parent-style-name="Standard">
      <style:text-properties fo:font-weight="bold" officeooo:rsid="00270d0c" officeooo:paragraph-rsid="00280eb4" style:font-weight-asian="bold" style:font-weight-complex="bold"/>
    </style:style>
    <style:style style:name="P12" style:family="paragraph" style:parent-style-name="Standard">
      <style:text-properties fo:font-weight="bold" officeooo:rsid="00270d0c" officeooo:paragraph-rsid="00297629" style:font-weight-asian="bold" style:font-weight-complex="bold"/>
    </style:style>
    <style:style style:name="P13" style:family="paragraph" style:parent-style-name="Standard">
      <style:text-properties fo:font-weight="bold" officeooo:rsid="00270d0c" officeooo:paragraph-rsid="002b0fea" style:font-weight-asian="bold" style:font-weight-complex="bold"/>
    </style:style>
    <style:style style:name="P14" style:family="paragraph" style:parent-style-name="Standard">
      <style:text-properties fo:font-weight="bold" officeooo:rsid="00273128" officeooo:paragraph-rsid="00273128" style:font-weight-asian="bold" style:font-weight-complex="bold"/>
    </style:style>
    <style:style style:name="P15" style:family="paragraph" style:parent-style-name="Standard">
      <style:text-properties fo:font-weight="bold" officeooo:rsid="00273128" officeooo:paragraph-rsid="00280eb4" style:font-weight-asian="bold" style:font-weight-complex="bold"/>
    </style:style>
    <style:style style:name="P16" style:family="paragraph" style:parent-style-name="Standard">
      <style:text-properties fo:font-weight="bold" officeooo:rsid="00273128" officeooo:paragraph-rsid="00297629" style:font-weight-asian="bold" style:font-weight-complex="bold"/>
    </style:style>
    <style:style style:name="P17" style:family="paragraph" style:parent-style-name="Standard">
      <style:text-properties fo:font-weight="bold" officeooo:rsid="00273128" officeooo:paragraph-rsid="002b0fea" style:font-weight-asian="bold" style:font-weight-complex="bold"/>
    </style:style>
    <style:style style:name="P18" style:family="paragraph" style:parent-style-name="Standard">
      <style:text-properties fo:font-weight="normal" officeooo:rsid="0009c902" officeooo:paragraph-rsid="0009c902" style:font-weight-asian="normal" style:font-weight-complex="normal"/>
    </style:style>
    <style:style style:name="P19" style:family="paragraph" style:parent-style-name="Standard">
      <style:text-properties fo:font-weight="normal" officeooo:rsid="000acf87" officeooo:paragraph-rsid="000acf87" style:font-weight-asian="normal" style:font-weight-complex="normal"/>
    </style:style>
    <style:style style:name="P20" style:family="paragraph" style:parent-style-name="Standard">
      <style:text-properties fo:font-weight="normal" officeooo:rsid="000b8f64" officeooo:paragraph-rsid="000f4c02" style:font-weight-asian="normal" style:font-weight-complex="normal"/>
    </style:style>
    <style:style style:name="P21" style:family="paragraph" style:parent-style-name="Standard">
      <style:text-properties fo:font-weight="normal" officeooo:rsid="000d9c17" officeooo:paragraph-rsid="000d9c17" style:font-weight-asian="normal" style:font-weight-complex="normal"/>
    </style:style>
    <style:style style:name="P22" style:family="paragraph" style:parent-style-name="Standard">
      <style:text-properties fo:font-weight="normal" officeooo:rsid="000e5d87" officeooo:paragraph-rsid="000f4c02" style:font-weight-asian="normal" style:font-weight-complex="normal"/>
    </style:style>
    <style:style style:name="P23" style:family="paragraph" style:parent-style-name="Standard">
      <style:text-properties fo:font-weight="normal" officeooo:rsid="000f4c02" officeooo:paragraph-rsid="000f4c02" style:font-weight-asian="normal" style:font-weight-complex="normal"/>
    </style:style>
    <style:style style:name="P24" style:family="paragraph" style:parent-style-name="Standard">
      <style:text-properties fo:font-weight="normal" officeooo:rsid="00112539" officeooo:paragraph-rsid="00112539" style:font-weight-asian="normal" style:font-weight-complex="normal"/>
    </style:style>
    <style:style style:name="P25" style:family="paragraph" style:parent-style-name="Standard">
      <style:text-properties officeooo:paragraph-rsid="0006575f"/>
    </style:style>
    <style:style style:name="P26" style:family="paragraph" style:parent-style-name="Standard">
      <style:text-properties officeooo:paragraph-rsid="000acf87"/>
    </style:style>
    <style:style style:name="P27" style:family="paragraph" style:parent-style-name="Standard">
      <style:text-properties fo:font-weight="normal" officeooo:rsid="00280eb4" officeooo:paragraph-rsid="00273128" style:font-weight-asian="normal" style:font-weight-complex="normal"/>
    </style:style>
    <style:style style:name="P28" style:family="paragraph" style:parent-style-name="Standard">
      <style:text-properties fo:font-weight="normal" officeooo:rsid="00280eb4" officeooo:paragraph-rsid="00297629" style:font-weight-asian="normal" style:font-weight-complex="normal"/>
    </style:style>
    <style:style style:name="P29" style:family="paragraph" style:parent-style-name="Standard">
      <style:text-properties fo:font-weight="normal" officeooo:rsid="00280eb4" officeooo:paragraph-rsid="002b0fea" style:font-weight-asian="normal" style:font-weight-complex="normal"/>
    </style:style>
    <style:style style:name="P30" style:family="paragraph" style:parent-style-name="Standard">
      <style:text-properties fo:font-weight="bold" officeooo:rsid="0017e496" officeooo:paragraph-rsid="0017e496" style:font-weight-asian="bold" style:font-weight-complex="bold"/>
    </style:style>
    <style:style style:name="P31" style:family="paragraph" style:parent-style-name="Standard">
      <style:text-properties fo:font-weight="bold" officeooo:rsid="0017e496" officeooo:paragraph-rsid="002b0fea" style:font-weight-asian="bold" style:font-weight-complex="bold"/>
    </style:style>
    <style:style style:name="P32" style:family="paragraph" style:parent-style-name="Standard">
      <style:text-properties fo:font-weight="bold" officeooo:rsid="0017e496" officeooo:paragraph-rsid="00297629" style:font-weight-asian="bold" style:font-weight-complex="bold"/>
    </style:style>
    <style:style style:name="P33" style:family="paragraph" style:parent-style-name="Standard">
      <style:text-properties fo:font-weight="bold" officeooo:rsid="0017e496" officeooo:paragraph-rsid="00280eb4" style:font-weight-asian="bold" style:font-weight-complex="bold"/>
    </style:style>
    <style:style style:name="P34" style:family="paragraph" style:parent-style-name="Standard">
      <style:text-properties fo:font-weight="bold" officeooo:rsid="00270d0c" officeooo:paragraph-rsid="00297629" style:font-weight-asian="bold" style:font-weight-complex="bold"/>
    </style:style>
    <style:style style:name="P35" style:family="paragraph" style:parent-style-name="Standard">
      <style:text-properties fo:font-weight="bold" officeooo:rsid="00270d0c" officeooo:paragraph-rsid="00270d0c" style:font-weight-asian="bold" style:font-weight-complex="bold"/>
    </style:style>
    <style:style style:name="P36" style:family="paragraph" style:parent-style-name="Standard">
      <style:text-properties fo:font-weight="bold" officeooo:rsid="00270d0c" officeooo:paragraph-rsid="00280eb4" style:font-weight-asian="bold" style:font-weight-complex="bold"/>
    </style:style>
    <style:style style:name="P37" style:family="paragraph" style:parent-style-name="Standard">
      <style:text-properties fo:font-weight="bold" officeooo:rsid="002224a9" officeooo:paragraph-rsid="002224a9" style:font-weight-asian="bold" style:font-weight-complex="bold"/>
    </style:style>
    <style:style style:name="T1" style:family="text">
      <style:text-properties officeooo:rsid="0009c902"/>
    </style:style>
    <style:style style:name="T2" style:family="text">
      <style:text-properties fo:font-weight="normal" style:font-weight-asian="normal" style:font-weight-complex="normal"/>
    </style:style>
    <style:style style:name="T3" style:family="text">
      <style:text-properties fo:font-weight="normal" officeooo:rsid="0006575f" style:font-weight-asian="normal" style:font-weight-complex="normal"/>
    </style:style>
    <style:style style:name="T4" style:family="text">
      <style:text-properties fo:font-weight="normal" officeooo:rsid="0007ef4d" style:font-weight-asian="normal" style:font-weight-complex="normal"/>
    </style:style>
    <style:style style:name="T5" style:family="text">
      <style:text-properties fo:font-weight="normal" officeooo:rsid="000acf87" style:font-weight-asian="normal" style:font-weight-complex="normal"/>
    </style:style>
    <style:style style:name="T6" style:family="text">
      <style:text-properties fo:font-weight="normal" officeooo:rsid="000f4c02" style:font-weight-asian="normal" style:font-weight-complex="normal"/>
    </style:style>
    <style:style style:name="T7" style:family="text">
      <style:text-properties fo:font-weight="normal" officeooo:rsid="0018fbe9" style:font-weight-asian="normal" style:font-weight-complex="normal"/>
    </style:style>
    <style:style style:name="T8" style:family="text">
      <style:text-properties fo:font-weight="normal" officeooo:rsid="00273128" style:font-weight-asian="normal" style:font-weight-complex="normal"/>
    </style:style>
    <style:style style:name="T9" style:family="text">
      <style:text-properties fo:font-weight="normal" officeooo:rsid="00280eb4" style:font-weight-asian="normal" style:font-weight-complex="normal"/>
    </style:style>
    <style:style style:name="T10" style:family="text">
      <style:text-properties fo:font-weight="normal" officeooo:rsid="00297629" style:font-weight-asian="normal" style:font-weight-complex="normal"/>
    </style:style>
    <style:style style:name="T11" style:family="text">
      <style:text-properties fo:font-weight="normal" officeooo:rsid="002b0fea" style:font-weight-asian="normal" style:font-weight-complex="normal"/>
    </style:style>
    <style:style style:name="T12" style:family="text">
      <style:text-properties fo:font-weight="normal" officeooo:rsid="002b5292" style:font-weight-asian="normal" style:font-weight-complex="normal"/>
    </style:style>
    <style:style style:name="T13" style:family="text">
      <style:text-properties officeooo:rsid="000b8f64"/>
    </style:style>
    <style:style style:name="T14" style:family="text">
      <style:text-properties officeooo:rsid="000d9c17"/>
    </style:style>
    <style:style style:name="T15" style:family="text">
      <style:text-properties officeooo:rsid="000e5d87"/>
    </style:style>
    <style:style style:name="T16" style:family="text">
      <style:text-properties officeooo:rsid="000f4c02"/>
    </style:style>
    <style:style style:name="T17" style:family="text">
      <style:text-properties officeooo:rsid="00112539"/>
    </style:style>
    <style:style style:name="T18" style:family="text">
      <style:text-properties officeooo:rsid="00131e7c"/>
    </style:style>
    <style:style style:name="T19" style:family="text">
      <style:text-properties officeooo:rsid="0018fbe9"/>
    </style:style>
    <style:style style:name="T20" style:family="text">
      <style:text-properties officeooo:rsid="001a2ebe"/>
    </style:style>
    <style:style style:name="T21" style:family="text">
      <style:text-properties officeooo:rsid="001b513f"/>
    </style:style>
    <style:style style:name="T22" style:family="text">
      <style:text-properties officeooo:rsid="001e7059"/>
    </style:style>
    <style:style style:name="T23" style:family="text">
      <style:text-properties officeooo:rsid="00217e9a"/>
    </style:style>
    <style:style style:name="T24" style:family="text">
      <style:text-properties officeooo:rsid="0024cac8"/>
    </style:style>
    <style:style style:name="T25" style:family="text">
      <style:text-properties officeooo:rsid="0025d6e5"/>
    </style:style>
    <style:style style:name="T26" style:family="text">
      <style:text-properties officeooo:rsid="0027312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YSTEM REQU<text:span text:style-name="T1">I</text:span>REMENTS</text:p>
      <text:p text:style-name="P1"/>
      <text:p text:style-name="P2">Hardware Requirements</text:p>
      <text:p text:style-name="P1">1.Processor-i<text:span text:style-name="T17">3 </text:span></text:p>
      <text:p text:style-name="P1">2.RAM 1GB</text:p>
      <text:p text:style-name="P1">3.Hard Disk – 40GB</text:p>
      <text:p text:style-name="P1">4.Mouse-Standard Mouse</text:p>
      <text:p text:style-name="P1">5.Keyboard-Standard Keyboard</text:p>
      <text:p text:style-name="P1">6.Processor Speed- 2.4GHZ</text:p>
      <text:p text:style-name="P2">Software Requirements</text:p>
      <text:p text:style-name="P25"><text:span text:style-name="T3">1.Operating System -Microsoft Windows </text:span>XP<text:span text:style-name="T3"> </text:span><text:span text:style-name="T4">With Service Pack 2</text:span><text:span text:style-name="T3"> , Linux , MAC OS</text:span></text:p>
      <text:p text:style-name="P18">2.Front-End – <text:span text:style-name="T21">Java Swing</text:span></text:p>
      <text:p text:style-name="P19">3.Back-End – <text:span text:style-name="T21">Java Spring</text:span></text:p>
      <text:p text:style-name="P19"/>
      <text:p text:style-name="P3">FUNCTIONAL REQUIREMENTS</text:p>
      <text:p text:style-name="P19"/>
      <text:p text:style-name="P3">Function 1:”<text:span text:style-name="T19">Travel</text:span> Details”</text:p>
      <text:p text:style-name="P3"/>
      <text:p text:style-name="P26"><text:span text:style-name="T5">The customer <text:s/>must be able to view the details of the bus reference number,</text:span><text:span text:style-name="T6">bus route</text:span><text:span text:style-name="T5">,</text:span><text:span text:style-name="T6"> </text:span><text:span text:style-name="T7">date</text:span><text:span text:style-name="T6">,</text:span><text:span text:style-name="T5">numbers of the bus.</text:span></text:p>
      <text:p text:style-name="P19"/>
      <text:p text:style-name="P19">When a customer approaches they must be able to check the bus details <text:span text:style-name="T13">for customer convenience.</text:span></text:p>
      <text:p text:style-name="P19"/>
      <text:p text:style-name="P20">INPUT:Details of <text:span text:style-name="T19">travel</text:span>.<text:span text:style-name="T22">(Customer,route,date)</text:span> </text:p>
      <text:p text:style-name="P20">SOURCE:<text:span text:style-name="T19">Travel database.</text:span></text:p>
      <text:p text:style-name="P20">OUTPUT:<text:span text:style-name="T20">Bus details</text:span>. </text:p>
      <text:p text:style-name="P20">DESTINATION:Area to be reached.</text:p>
      <text:p text:style-name="P20"><text:span text:style-name="T14">REQUIRES:The Database table having the details of the routes,dates and bus details.</text:span> </text:p>
      <text:p text:style-name="P19"/>
      <text:p text:style-name="P3">Function 2:”<text:span text:style-name="T14">Bus Reservation Details</text:span>”</text:p>
      <text:p text:style-name="P21">The <text:span text:style-name="T15">customer</text:span> <text:s/>must be able to view the <text:span text:style-name="T15">his or her details for their reservation customer name,age,sex,seat number,ticket number. Description:</text:span></text:p>
      <text:p text:style-name="P22">When passenger approaches they must be able to update name,age,sex,seat number,<text:span text:style-name="T16">identity number</text:span>,ticket number and bus number. </text:p>
      <text:p text:style-name="P22">INPUT:Passengers details. </text:p>
      <text:p text:style-name="P22">SOURCE:<text:span text:style-name="T23">User database , Account database.</text:span> </text:p>
      <text:p text:style-name="P22">OUTPUT:<text:span text:style-name="T24">Ticket information</text:span>.</text:p>
      <text:p text:style-name="P22">DESTINATION:Area where the passenger to be reached.</text:p>
      <text:p text:style-name="P22">ACTION:To update the reservation details we require <text:span text:style-name="T16">identity number.</text:span></text:p>
      <text:p text:style-name="P23">REQUIRES:The data base having the details of the reservation.</text:p>
      <text:p text:style-name="P23">PRECONDITION:The customer approach a<text:span text:style-name="T25">ll past ticket information</text:span>.</text:p>
      <text:p text:style-name="P23"/>
      <text:p text:style-name="P4">NON-FUNCTIONAL REQUIREMENTS</text:p>
      <text:p text:style-name="P4"/>
      <text:p text:style-name="P23">Reliability-The system is reliable enough as the database permanently stored and backups can be kept easily , as well as the hard copies of various report also plays major roles here.</text:p>
      <text:p text:style-name="P23"/>
      <text:p text:style-name="P24"/>
      <text:p text:style-name="P24">Security-The system is secure enough, as limited is privileges are given to other. They cannot make any modification to database.</text:p>
      <text:p text:style-name="P24"/>
      <text:p text:style-name="P24">Maintainability-The system should be easy to <text:span text:style-name="T18">use for customer.</text:span></text:p>
      <text:p text:style-name="P5"><text:soft-page-break/>USER REQUIREMENTS</text:p>
      <text:p text:style-name="P5"/>
      <text:p text:style-name="P5"><draw:frame draw:style-name="fr1" draw:name="Image1" text:anchor-type="paragraph" svg:width="7.1016in" svg:height="3.4193in" draw:z-index="0"><draw:image xlink:href="Pictures/10000201000009C2000004B3F852921A12B37304.png" xlink:type="simple" xlink:show="embed" xlink:actuate="onLoad"/></draw:frame></text:p>
      <text:p text:style-name="P9">Use case : <text:span text:style-name="T2">Travel Information</text:span></text:p>
      <text:p text:style-name="P9">Actors : <text:span text:style-name="T2">Visitor </text:span><text:span text:style-name="T10">and User</text:span></text:p>
      <text:p text:style-name="P10">Description<text:span text:style-name="T2"> :</text:span> <text:span text:style-name="T2">Visitors can see the travel informations of the buses which are available for their journeys </text:span><text:span text:style-name="T8">with selecting date and route. After that they can choose a time which is suitable for them.</text:span></text:p>
      <text:p text:style-name="P10"><text:span text:style-name="T26">Response</text:span><text:span text:style-name="T8"> : The output show the buses which have available seats for travelers and information about time and route of the buses.</text:span></text:p>
      <text:p text:style-name="P14">Comments : <text:span text:style-name="T9">Travel information is necessary for visitor in order to choose vehicle which has convenient route, date, time and empty seats.</text:span></text:p>
      <text:p text:style-name="P6"/>
      <text:p text:style-name="P11"/>
      <text:p text:style-name="P11"/>
      <text:p text:style-name="P11">Use case : <text:span text:style-name="T9">Continue </text:span><text:span text:style-name="T11">As A Guest</text:span></text:p>
      <text:p text:style-name="P11">Actors : <text:span text:style-name="T2">Visitor</text:span></text:p>
      <text:p text:style-name="P11">Description<text:span text:style-name="T2"> :</text:span> <text:span text:style-name="T9">If visitor don’t want to register, he/she continues as a guest on the website in order to make payment for buying ticket with authentication message.</text:span></text:p>
      <text:p text:style-name="P11"><text:span text:style-name="T26">Response</text:span><text:span text:style-name="T8"> : </text:span><text:span text:style-name="T9">The output is page which must be include user details. </text:span></text:p>
      <text:p text:style-name="P15">Comments : <text:span text:style-name="T9">This function is necessary for visitor who don’t want to register.</text:span></text:p>
      <text:p text:style-name="P27"/>
      <text:p text:style-name="P6"/>
      <text:p text:style-name="P11">Use case : <text:span text:style-name="T9">Register</text:span></text:p>
      <text:p text:style-name="P11">Actors : <text:span text:style-name="T2">Visitor</text:span></text:p>
      <text:p text:style-name="P11">Description<text:span text:style-name="T2"> :</text:span> <text:span text:style-name="T9">If visitor want to be member of the bus system , he/she can select register button and after that he/she can achieve the bus system with login page and he/she can buy the ticket with less processes.</text:span></text:p>
      <text:p text:style-name="P11"><text:span text:style-name="T26">Response</text:span><text:span text:style-name="T8"> : </text:span><text:span text:style-name="T9">The output is page which must be include user details. </text:span></text:p>
      <text:p text:style-name="P15">Comments : <text:span text:style-name="T9">This function is necessary for visitor who want to register.</text:span></text:p>
      <text:p text:style-name="P11"/>
      <text:p text:style-name="P11"/>
      <text:p text:style-name="P11"/>
      <text:p text:style-name="P11"/>
      <text:p text:style-name="P11"/>
      <text:p text:style-name="P11"><text:soft-page-break/>Use case : <text:span text:style-name="T9">Authentication</text:span></text:p>
      <text:p text:style-name="P11">Actors : <text:span text:style-name="T2">Visitor</text:span></text:p>
      <text:p text:style-name="P11">Description<text:span text:style-name="T2"> :</text:span> <text:span text:style-name="T9">Authentication system is necessary for security because </text:span><text:span text:style-name="T10">when visitor buy ticket the system want to get his credit card information so authentication is provided with a message that send to his mobile phone.</text:span></text:p>
      <text:p text:style-name="P11"><text:span text:style-name="T26">Response</text:span><text:span text:style-name="T8"> : </text:span><text:span text:style-name="T10">Verification </text:span><text:span text:style-name="T11">Code</text:span><text:span text:style-name="T10">.</text:span></text:p>
      <text:p text:style-name="P15">Comments : <text:span text:style-name="T9">This function is necessary for </text:span><text:span text:style-name="T10">security because payment system has his payment information</text:span><text:span text:style-name="T9">.</text:span></text:p>
      <text:p text:style-name="P7"/>
      <text:p text:style-name="P7"/>
      <text:p text:style-name="P7"/>
      <text:p text:style-name="P12">Use case : <text:span text:style-name="T10">Make </text:span><text:span text:style-name="T11">Payment</text:span></text:p>
      <text:p text:style-name="P12">Actors : <text:span text:style-name="T2">Visitor </text:span><text:span text:style-name="T10">and User</text:span></text:p>
      <text:p text:style-name="P12">Description<text:span text:style-name="T2"> :</text:span> <text:span text:style-name="T10">In order to get ticket they have to make payment with his credit cards information.</text:span></text:p>
      <text:p text:style-name="P12"><text:span text:style-name="T26">Response</text:span><text:span text:style-name="T8"> : </text:span><text:span text:style-name="T9">The output is </text:span><text:span text:style-name="T10">buy button.</text:span></text:p>
      <text:p text:style-name="P16">Comments : <text:span text:style-name="T9">This function is necessary for visitor </text:span><text:span text:style-name="T10">and user</text:span><text:span text:style-name="T9"> </text:span><text:span text:style-name="T10">to render payment.</text:span></text:p>
      <text:p text:style-name="P28"/>
      <text:p text:style-name="P28"/>
      <text:p text:style-name="P12"/>
      <text:p text:style-name="P12">Use case : <text:span text:style-name="T10">Get </text:span><text:span text:style-name="T11">Ticket</text:span></text:p>
      <text:p text:style-name="P12">Actors : <text:span text:style-name="T2">Visitor </text:span><text:span text:style-name="T10">and User</text:span></text:p>
      <text:p text:style-name="P12">Description<text:span text:style-name="T2"> :</text:span> <text:span text:style-name="T10">When they finish the processes of making payment they select the buy ticket button.</text:span></text:p>
      <text:p text:style-name="P12"><text:span text:style-name="T26">Response</text:span><text:span text:style-name="T8"> : </text:span><text:span text:style-name="T9">The output is </text:span><text:span text:style-name="T10">ticket information which is bought by visitor or user</text:span><text:span text:style-name="T9">. </text:span></text:p>
      <text:p text:style-name="P16">Comments : <text:span text:style-name="T9">This function is necessary for visitor </text:span><text:span text:style-name="T10">and user to get the ticket.</text:span></text:p>
      <text:p text:style-name="P28"/>
      <text:p text:style-name="P9"/>
      <text:p text:style-name="P12"/>
      <text:p text:style-name="P12">Use case : <text:span text:style-name="T10">Login</text:span></text:p>
      <text:p text:style-name="P12">Actors : <text:span text:style-name="T10">User</text:span></text:p>
      <text:p text:style-name="P12">Description<text:span text:style-name="T2"> :</text:span> <text:span text:style-name="T10">Login page has a lot of advantages when user achieve the system by using login page they can easily complete their processes because <text:s/>system database has their user details informations so they don’t have to write their informations again and they can directly reach the make payment page. </text:span></text:p>
      <text:p text:style-name="P12"><text:span text:style-name="T26">Response</text:span><text:span text:style-name="T8"> : </text:span><text:span text:style-name="T9">The output is </text:span><text:span text:style-name="T10">travel information page</text:span><text:span text:style-name="T9">. </text:span></text:p>
      <text:p text:style-name="P16">Comments : <text:span text:style-name="T10">This function is really beneficial for user to complete </text:span><text:span text:style-name="T11">processes easily</text:span><text:span text:style-name="T10"> <text:s/></text:span><text:span text:style-name="T9">.</text:span></text:p>
      <text:p text:style-name="P31"/>
      <text:p text:style-name="P31"/>
      <text:p text:style-name="P31"/>
      <text:p text:style-name="P31"/>
      <text:p text:style-name="P13">Use case : <text:span text:style-name="T11">Modify User Information</text:span></text:p>
      <text:p text:style-name="P13">Actors : <text:span text:style-name="T11">User</text:span></text:p>
      <text:p text:style-name="P13">Description<text:span text:style-name="T2"> :</text:span> <text:span text:style-name="T12">Modify user information system is available only travelers who achieve the system with entering login page and they can modify their user details and they can change date and time of their reservation.</text:span></text:p>
      <text:p text:style-name="P13"><text:span text:style-name="T26">Response</text:span><text:span text:style-name="T8"> : </text:span><text:span text:style-name="T9">The output is </text:span><text:span text:style-name="T12">modified user details or changed date and time of their reservation.</text:span></text:p>
      <text:p text:style-name="P17">Comments : <text:span text:style-name="T9">This function i</text:span><text:span text:style-name="T12">s make a concession to user in order to modify information of user and travel.</text:span></text:p>
      <text:p text:style-name="P29"/>
      <text:p text:style-name="P28"/>
      <text:p text:style-name="P5"><text:s/></text:p>
      <text:p text:style-name="P5"/>
      <text:p text:style-name="P5"/>
      <text:p text:style-name="P5"><text:soft-page-break/></text:p>
      <text:p text:style-name="P5"/>
      <text:p text:style-name="P8">CONTEXT MODELS</text:p>
      <text:p text:style-name="P8"/>
      <text:p text:style-name="P8"><draw:frame draw:style-name="fr2" draw:name="Image3" text:anchor-type="paragraph" svg:x="-0.0626in" svg:y="0.4583in" svg:width="6.6929in" svg:height="3.6547in" draw:z-index="1"><draw:image xlink:href="Pictures/10000201000002AB0000017581A81D148A65624D.png" xlink:type="simple" xlink:show="embed" xlink:actuate="onLoad"/></draw:fram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12:38:41.992035437</meta:creation-date>
    <dc:date>2016-11-04T17:39:25.083674579</dc:date>
    <meta:editing-duration>PT2H19M30S</meta:editing-duration>
    <meta:editing-cycles>13</meta:editing-cycles>
    <meta:generator>LibreOffice/5.1.4.2$Linux_X86_64 LibreOffice_project/10m0$Build-2</meta:generator>
    <meta:document-statistic meta:table-count="0" meta:image-count="2" meta:object-count="0" meta:page-count="4" meta:paragraph-count="78" meta:word-count="789" meta:character-count="4965" meta:non-whitespace-character-count="4233"/>
  </office:meta>
</office:document-meta>
</file>